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06ae"/>
    </style:style>
    <style:style style:name="P2" style:family="paragraph" style:parent-style-name="Preformatted_20_Text">
      <style:text-properties officeooo:rsid="000506ae" officeooo:paragraph-rsid="00050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</text:p>
      <text:p text:style-name="P1"/>
      <text:p text:style-name="P1"/>
      <text:p text:style-name="P1">inicio</text:p>
      <text:p text:style-name="P1">Escribir "introduce un numero"</text:p>
      <text:p text:style-name="P1">leer "x"</text:p>
      <text:p text:style-name="P1">y=0</text:p>
      <text:p text:style-name="P1">para "y" hasta 10</text:p>
      <text:p text:style-name="P1">Escribir (x X(y+1))</text:p>
      <text:p text:style-name="P1">F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49:23.672382644</meta:creation-date>
    <dc:date>2024-09-27T10:53:17.722568767</dc:date>
    <meta:editing-duration>PT3M55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8" meta:word-count="17" meta:character-count="87" meta:non-whitespace-character-count="78"/>
  </office:meta>
</office:document-meta>
</file>